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1in" fo:border="none"/>
    </style:style>
    <style:style style:name="Table1.3" style:family="table-row">
      <style:table-row-properties style:min-row-height="0.2201in" fo:keep-together="auto"/>
    </style:style>
    <style:style style:name="Table1.4" style:family="table-row">
      <style:table-row-properties style:min-row-height="0.866in" fo:keep-together="auto"/>
    </style:style>
    <style:style style:name="Table1.5" style:family="table-row">
      <style:table-row-properties style:min-row-height="0.8882in" fo:keep-together="auto"/>
    </style:style>
    <style:style style:name="Table1.6" style:family="table-row">
      <style:table-row-properties style:min-row-height="0.5514in" fo:keep-together="auto"/>
    </style:style>
    <style:style style:name="Table1.7" style:family="table-row">
      <style:table-row-properties style:min-row-height="0.8188in" fo:keep-together="auto"/>
    </style:style>
    <style:style style:name="Table1.8" style:family="table-row">
      <style:table-row-properties style:min-row-height="0.5757in" fo:keep-together="auto"/>
    </style:style>
    <style:style style:name="Table1.9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normal" officeooo:rsid="008f9311" officeooo:paragraph-rsid="008f9311" style:font-name-asian="Roboto2" style:font-size-asian="10pt" style:font-weight-asian="normal" style:font-name-complex="Roboto2" style:font-size-complex="10pt" style:font-weight-complex="normal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officeooo:rsid="0073750e" officeooo:paragraph-rsid="008b6a72" style:font-name-asian="Roboto2" style:font-size-asian="10pt" style:font-style-asian="normal" style:font-name-complex="Roboto2" style:font-size-complex="10pt" style:font-style-complex="normal"/>
    </style:style>
    <style:style style:name="P1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italic" fo:font-weight="normal" officeooo:rsid="008f9311" officeooo:paragraph-rsid="00924a9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P1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fo:font-style="normal" officeooo:paragraph-rsid="008b6a72" style:font-style-asian="normal" style:font-style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2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27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fo:font-size="10pt" officeooo:paragraph-rsid="0019bf58" style:font-name-asian="Roboto2" style:font-size-asian="10pt" style:font-name-complex="Roboto2" style:font-size-complex="10pt"/>
    </style:style>
    <style:style style:name="P28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9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0" style:family="paragraph" style:parent-style-name="Standard" style:list-style-name="WWNum2">
      <style:paragraph-properties fo:line-height="100%" fo:orphans="0" fo:widows="0"/>
      <style:text-properties style:font-name="Roboto1" fo:font-size="10pt" fo:font-style="normal" officeooo:rsid="00924a97" officeooo:paragraph-rsid="00934af6" style:font-name-asian="Roboto2" style:font-size-asian="10pt" style:font-style-asian="normal" style:font-name-complex="Roboto2" style:font-size-complex="10pt" style:font-style-complex="normal"/>
    </style:style>
    <style:style style:name="P31" style:family="paragraph" style:parent-style-name="Standard" style:list-style-name="L2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 style:list-style-name="WWNum5">
      <style:paragraph-properties fo:line-height="100%" fo:orphans="0" fo:widows="0"/>
      <style:text-properties style:font-name="Roboto1" fo:font-size="10pt" officeooo:rsid="008e79c7" officeooo:paragraph-rsid="008e79c7" style:font-name-asian="Roboto2" style:font-size-asian="10pt" style:font-name-complex="Roboto2" style:font-size-complex="10pt"/>
    </style:style>
    <style:style style:name="P33" style:family="paragraph" style:parent-style-name="Standard" style:list-style-name="WWNum5">
      <style:paragraph-properties fo:line-height="100%" fo:orphans="0" fo:widows="0"/>
      <style:text-properties style:font-name="Roboto1" fo:font-size="10pt" officeooo:rsid="008e79c7" officeooo:paragraph-rsid="002bbf7e" style:font-name-asian="Roboto2" style:font-size-asian="10pt" style:font-name-complex="Roboto2" style:font-size-complex="10pt"/>
    </style:style>
    <style:style style:name="P34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5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36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37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39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40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8b6a72" style:font-name-asian="Roboto2" style:font-size-asian="10pt" style:font-name-complex="Roboto2" style:font-size-complex="10pt"/>
    </style:style>
    <style:style style:name="P4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8b6a72" style:font-name-asian="Roboto2" style:font-size-asian="10pt" style:font-name-complex="Roboto2" style:font-size-complex="10pt"/>
    </style:style>
    <style:style style:name="P4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8b6a72" style:font-name-asian="Roboto2" style:font-size-asian="10pt" style:font-weight-asian="normal" style:font-name-complex="Roboto2" style:font-size-complex="10pt" style:font-weight-complex="normal"/>
    </style:style>
    <style:style style:name="P43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8b6a72" style:font-name-asian="Roboto2" style:font-size-asian="10pt" style:font-weight-asian="normal" style:font-name-complex="Roboto2" style:font-size-complex="10pt" style:font-weight-complex="normal"/>
    </style:style>
    <style:style style:name="P44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45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46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32e007"/>
    </style:style>
    <style:style style:name="T4" style:family="text">
      <style:text-properties officeooo:rsid="0036f307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2e1397" style:font-weight-asian="bold"/>
    </style:style>
    <style:style style:name="T7" style:family="text">
      <style:text-properties fo:font-weight="bold" officeooo:rsid="003eb71a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bdae" style:font-weight-asian="bold" style:font-weight-complex="bold"/>
    </style:style>
    <style:style style:name="T10" style:family="text">
      <style:text-properties officeooo:rsid="003bb8a8"/>
    </style:style>
    <style:style style:name="T11" style:family="text">
      <style:text-properties officeooo:rsid="003eb71a"/>
    </style:style>
    <style:style style:name="T12" style:family="text">
      <style:text-properties fo:font-size="10pt" style:font-name-asian="Roboto2" style:font-size-asian="10pt" style:font-name-complex="Roboto2" style:font-size-complex="10pt"/>
    </style:style>
    <style:style style:name="T13" style:family="text">
      <style:text-properties fo:font-size="10pt" officeooo:rsid="004ce4bf" style:font-name-asian="Roboto2" style:font-size-asian="10pt" style:font-name-complex="Roboto2" style:font-size-complex="10pt"/>
    </style:style>
    <style:style style:name="T14" style:family="text">
      <style:text-properties fo:font-size="10pt" officeooo:rsid="005d3bed" style:font-name-asian="Roboto2" style:font-size-asian="10pt" style:font-name-complex="Roboto2" style:font-size-complex="10pt"/>
    </style:style>
    <style:style style:name="T15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018e3ba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5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8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9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0" style:family="text">
      <style:text-properties officeooo:rsid="00438993"/>
    </style:style>
    <style:style style:name="T31" style:family="text">
      <style:text-properties style:font-name="Roboto1" fo:font-size="10pt" style:font-name-asian="Roboto2" style:font-size-asian="10pt" style:font-name-complex="Roboto2" style:font-size-complex="10pt"/>
    </style:style>
    <style:style style:name="T32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33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34" style:family="text">
      <style:text-properties style:font-name="Roboto1" fo:font-size="10pt" officeooo:rsid="0073750e" style:font-name-asian="Roboto2" style:font-size-asian="10pt" style:font-name-complex="Roboto2" style:font-size-complex="10pt"/>
    </style:style>
    <style:style style:name="T35" style:family="text">
      <style:text-properties style:font-name="Roboto1" fo:font-size="10pt" officeooo:rsid="0044bcfd" style:font-name-asian="Roboto2" style:font-size-asian="10pt" style:font-name-complex="Roboto2" style:font-size-complex="10pt"/>
    </style:style>
    <style:style style:name="T36" style:family="text">
      <style:text-properties style:font-name="Roboto1" fo:font-size="10pt" officeooo:rsid="003ad5f5" style:font-name-asian="Roboto2" style:font-size-asian="10pt" style:font-name-complex="Roboto2" style:font-size-complex="10pt"/>
    </style:style>
    <style:style style:name="T37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8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9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1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42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normal" officeooo:rsid="0073750e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64477c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6e98b2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weight="normal" officeooo:rsid="00699e9e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0a9bf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fo:font-weight="normal" officeooo:rsid="005fbdae" style:font-weight-asian="normal" style:font-weight-complex="normal"/>
    </style:style>
    <style:style style:name="T51" style:family="text">
      <style:text-properties officeooo:rsid="0060ff9f"/>
    </style:style>
    <style:style style:name="T52" style:family="text">
      <style:text-properties officeooo:rsid="006864e5"/>
    </style:style>
    <style:style style:name="T53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4" style:family="text">
      <style:text-properties officeooo:rsid="0082c05c"/>
    </style:style>
    <style:style style:name="T55" style:family="text">
      <style:text-properties officeooo:rsid="00859838"/>
    </style:style>
    <style:style style:name="T56" style:family="text">
      <style:text-properties style:text-underline-style="none" fo:font-weight="bold" style:font-weight-asian="bold" style:font-weight-complex="bold"/>
    </style:style>
    <style:style style:name="T57" style:family="text">
      <style:text-properties officeooo:rsid="00893dfd"/>
    </style:style>
    <style:style style:name="T58" style:family="text">
      <style:text-properties officeooo:rsid="008a4f38"/>
    </style:style>
    <style:style style:name="T59" style:family="text">
      <style:text-properties officeooo:rsid="008ce867"/>
    </style:style>
    <style:style style:name="T60" style:family="text">
      <style:text-properties officeooo:rsid="00924a97"/>
    </style:style>
    <style:style style:name="T61" style:family="text">
      <style:text-properties officeooo:rsid="00933dc2"/>
    </style:style>
    <style:style style:name="T62" style:family="text">
      <style:text-properties officeooo:rsid="00934af6"/>
    </style:style>
    <style:style style:name="T63" style:family="text">
      <style:text-properties officeooo:rsid="0094c2de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3">R</text:span>ICHARD S. ZHU</text:p>
      <text:p text:style-name="P2"><text:span text:style-name="T12">rszhu@berkeley.edu </text:span><text:span text:style-name="T15">•</text:span><text:span text:style-name="T12"> 858-371-8838 </text:span></text:p>
      <text:p text:style-name="P26"><text:span text:style-name="T12">linkedin.com/in/rszhu </text:span><text:span text:style-name="T15">•</text:span><text:span text:style-name="T12"> github.com/richardszhu </text:span></text:p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EDUCATION</text:p>
          </table:table-cell>
          <table:table-cell table:style-name="Table1.A1" office:value-type="string">
            <text:p text:style-name="P22"><text:span text:style-name="T15">University of California, Berkeley <text:s text:c="19"/></text:span><text:span text:style-name="T26"><text:s/></text:span><text:span text:style-name="T15"><text:s text:c="60"/></text:span><text:span text:style-name="T20"><text:s text:c="7"/></text:span><text:span text:style-name="T28"><text:s/></text:span><text:span text:style-name="T29">Expected Graduation: </text:span><text:span text:style-name="T27">May 2023</text:span><text:span text:style-name="T15"> <text:s text:c="81"/></text:span></text:p>
            <text:p text:style-name="P23"><text:span text:style-name="T25">B.A. Computer Science</text:span><text:span text:style-name="T12"> <text:s text:c="92"/></text:span><text:span text:style-name="T21"><text:s text:c="15"/></text:span></text:p>
            <text:p text:style-name="P20"><text:span text:style-name="T56">Relevant Coursework: </text:span>Structure of Computer Programs, <text:span text:style-name="T54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5">SKILLS</text:p>
          </table:table-cell>
          <table:table-cell table:style-name="Table1.A1" office:value-type="string">
            <text:p text:style-name="P21"><text:span text:style-name="T53">Languages:</text:span><text:span text:style-name="T9"> </text:span>Python, Java, SQL, JavaScript, HTML/CSS</text:p>
            <text:p text:style-name="P19"><text:span text:style-name="T53">Frameworks/Technologies:</text:span><text:span text:style-name="T9"> </text:span><text:span text:style-name="T50">Git, </text:span>Linux (Ubuntu), Android, <text:span text:style-name="T51">NumPy</text:span></text:p>
          </table:table-cell>
        </table:table-row>
        <table:table-row table:style-name="Table1.3"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17"><text:span text:style-name="T42">Investment </text:span><text:span text:style-name="T37">Portfolio Diversity Visualization Tool </text:span><text:span text:style-name="T38">(</text:span><text:span text:style-name="T40">Python, </text:span><text:span text:style-name="T41">MatPlotLib</text:span><text:span text:style-name="T40">, </text:span><text:span text:style-name="T39">Git</text:span><text:span text:style-name="T38">)</text:span></text:p>
            <text:p text:style-name="P16">Winn<text:span text:style-name="T60">ing Project</text:span> of the CalHacks 2019 BlackRock API Prize</text:p>
            <text:p text:style-name="P14">Robust program that visualizes the diversity of an investment portfolio regarding any <text:span text:style-name="T60">applicable</text:span> security attribute </text:p>
            <text:list xml:id="list2030020455" text:style-name="L1">
              <text:list-item>
                <text:p text:style-name="P29">Integrated BlackRock API to compile, sort, and categorize attribute data for a inputted list of securities</text:p>
              </text:list-item>
              <text:list-item>
                <text:p text:style-name="P35"><text:span text:style-name="T47">Used MatPlotLib widgets to visualize </text:span><text:span text:style-name="T49">calculated diversity</text:span><text:span text:style-name="T47"> data and to create a GUI for </text:span><text:span text:style-name="T48">selecting</text:span><text:span text:style-name="T47"> stock tickers, </text:span><text:span text:style-name="T49">their portfolio </text:span><text:span text:style-name="T47">values, and a </text:span><text:span text:style-name="T48">specific</text:span><text:span text:style-name="T47"> attribute to examine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7"><text:span text:style-name="T37">Bomberman Remastered </text:span><text:span text:style-name="T38">(Java, </text:span><text:span text:style-name="T39">Git</text:span><text:span text:style-name="T38">)</text:span></text:p>
            <text:p text:style-name="P18"><text:span text:style-name="T34">I</text:span><text:span text:style-name="T31">mproved remake of the classic </text:span><text:span text:style-name="T35">video</text:span><text:span text:style-name="T31"> game Bomberman </text:span><text:span text:style-name="T36">that </text:span><text:span text:style-name="T31">can be played on modern devices</text:span></text:p>
            <text:list xml:id="list229979925" text:style-name="WWNum2">
              <text:list-item>
                <text:p text:style-name="P30">Fully recreated core gameplay functionalities, such as <text:span text:style-name="T62">player action</text:span> timers <text:span text:style-name="T62">and </text:span>random power-up drops </text:p>
              </text:list-item>
              <text:list-item>
                <text:p text:style-name="P38">Added <text:span text:style-name="T11">an all-</text:span>new <text:span text:style-name="T11">local </text:span>multiplayer mode, including <text:span text:style-name="T11">dynamic player vs. player gameplay and</text:span> a <text:span text:style-name="T1">reworked</text:span> <text:span text:style-name="T11">keyboard </text:span>control system</text:p>
              </text:list-item>
              <text:list-item>
                <text:p text:style-name="P38">Utilized the Java Swing <text:span text:style-name="T57">t</text:span>oolkit to update <text:span text:style-name="T1">graphical textures and construct a menu-based GUI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3"><text:span text:style-name="T7">Smart </text:span><text:span text:style-name="T6">Typing Practice Program</text:span><text:span text:style-name="T5"> </text:span><text:span text:style-name="T8">(Python)</text:span></text:p>
            <text:p text:style-name="P15">Interactive typing program which calculates typing speed and accuracy with every keystroke</text:p>
            <text:list xml:id="list212232196485332" text:continue-numbering="true" text:style-name="WWNum2">
              <text:list-item>
                <text:p text:style-name="P40"><text:span text:style-name="T4">Implemented s</text:span>mart <text:span text:style-name="T4">a</text:span>utocorrect <text:span text:style-name="T4">feature, which compares typed input to a container of correct words, determines degree of similarity, and determines whether to replace the input</text:span></text:p>
              </text:list-item>
              <text:list-item>
                <text:p text:style-name="P41">Set up communication of clientside information to game servers for multiplayer integration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Final Grade Calculator (Python)</text:p>
            <text:p text:style-name="P18"><text:span text:style-name="T43">Fi</text:span><text:span text:style-name="T44">nal grade calculator </text:span><text:span text:style-name="T45">script </text:span><text:span text:style-name="T44">that </text:span><text:span text:style-name="T46">takes</text:span><text:span text:style-name="T44"> weighted categories and point totals </text:span><text:span text:style-name="T46">into consideration</text:span></text:p>
            <text:list xml:id="list212231691275259" text:continue-numbering="true" text:style-name="WWNum2">
              <text:list-item>
                <text:p text:style-name="P42">Constructed algorithm <text:span text:style-name="T55">to compute a needed final exam score based off of a user’s desired class grade</text:span></text:p>
              </text:list-item>
              <text:list-item>
                <text:p text:style-name="P43">Tailored to accomodate <text:span text:style-name="T52">grade systems</text:span> where final is not in a seperate category (Unlike RogerHub’s<text:span text:style-name="T58">)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5">ACTIVITIES</text:p>
          </table:table-cell>
          <table:table-cell table:style-name="Table1.A1" office:value-type="string">
            <text:p text:style-name="P9"><text:span text:style-name="T15">UC Berkeley Open Computing Facility (OCF)</text:span><text:span text:style-name="T12"> <text:s text:c="80"/></text:span><text:span text:style-name="T21"><text:s text:c="8"/></text:span><text:span text:style-name="T12"><text:s text:c="15"/></text:span><text:span text:style-name="T17">B</text:span><text:span text:style-name="T16">erkeley, CA</text:span><text:span text:style-name="T12"> </text:span></text:p>
            <text:p text:style-name="P9"><text:span text:style-name="T22">Staff Member <text:s/></text:span><text:span text:style-name="T12"><text:s text:c="121"/></text:span><text:span text:style-name="T21"><text:s text:c="9"/></text:span><text:span text:style-name="T12"><text:s text:c="14"/></text:span><text:span text:style-name="T21">Sep. 2019 — Present</text:span></text:p>
            <text:list xml:id="list2187811181" text:style-name="WWNum3">
              <text:list-item>
                <text:p text:style-name="P44">Contributed to codebase of ocfweb, the OCF web page, which handles password resets, account creation, dynamic lab usage statistics, and more</text:p>
              </text:list-item>
            </text:list>
            <text:p text:style-name="P7"><text:span text:style-name="T15">Catalyst for Success <text:s text:c="141"/></text:span><text:span text:style-name="T16">San Diego, CA</text:span></text:p>
            <text:p text:style-name="P8"><text:span text:style-name="T22">Treasurer <text:s/></text:span><text:span text:style-name="T12"><text:s text:c="116"/></text:span><text:span text:style-name="T21"><text:s text:c="9"/></text:span><text:span text:style-name="T12"><text:s text:c="22"/></text:span><text:span text:style-name="T21">Sep. 2017 — Aug. 2019</text:span></text:p>
            <text:list xml:id="list212231761681724" text:continue-list="list212231691275259" text:style-name="WWNum2">
              <text:list-item>
                <text:p text:style-name="P37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36"><text:span text:style-name="T31">Oversaw the organization’s finances, </text:span><text:span text:style-name="T32">raising $3</text:span><text:span text:style-name="T33">17</text:span><text:span text:style-name="T32">.00 for new supplies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6">EXPERIENCE</text:p>
          </table:table-cell>
          <table:table-cell table:style-name="Table1.A1" office:value-type="string">
            <text:list xml:id="list212232513537785" text:continue-list="list2187811181" text:style-name="WWNum3">
              <text:list-header>
                <text:p text:style-name="P46"><office:annotation office:name="__Annotation__49_1791285107"><dc:creator>Richard Z</dc:creator><dc:date>2019-09-24T07:20:00</dc:date><text:p><text:span text:style-name="T64">haven't actually done this lol</text:span></text:p></office:annotation><text:span text:style-name="T15">Gateways Summer School <text:s text:c="2"/></text:span><text:span text:style-name="T12"><text:s text:c="130"/></text:span><text:span text:style-name="T16">San Diego, CA</text:span></text:p>
              </text:list-header>
            </text:list>
            <text:p text:style-name="P7"><text:span text:style-name="T22">Teaching Aide <text:s text:c="142"/>Jul.</text:span><text:span text:style-name="T21"> 2018 — Aug. 2018</text:span><text:span text:style-name="T12"> <text:s text:c="43"/></text:span></text:p>
            <text:list xml:id="list212231526212734" text:continue-numbering="true" text:style-name="WWNum3">
              <text:list-item>
                <text:p text:style-name="P39">A<text:span text:style-name="T10">ided</text:span> Architecture <text:span text:style-name="T30">&amp; </text:span>Engineering teacher <text:span text:style-name="T3">with giving lessons and mentoring students</text:span></text:p>
              </text:list-item>
              <text:list-item>
                <text:p text:style-name="P45"><text:span text:style-name="T13">Guided </text:span><text:span text:style-name="T14">30</text:span><text:span text:style-name="T13"> students on their projects and supervised them during break, learning, and work times</text:span></text:p>
              </text:list-item>
            </text:list>
            <text:p text:style-name="P10"><text:span text:style-name="T15">Online Clothing Page <text:s text:c="140"/></text:span><text:span text:style-name="T26"><text:s/></text:span><text:span text:style-name="T18">San Diego, CA</text:span><text:span text:style-name="T15"> <text:s text:c="27"/></text:span></text:p>
            <text:p text:style-name="P10"><text:span text:style-name="T24">Self Employed</text:span><text:span text:style-name="T19"> <text:s text:c="12"/></text:span><text:span text:style-name="T15"><text:s text:c="52"/></text:span><text:span text:style-name="T21"><text:s text:c="76"/>Jan. 2018 — </text:span><text:span text:style-name="T23">May</text:span><text:span text:style-name="T21"> 2019</text:span></text:p>
            <text:list xml:id="list3667475974" text:style-name="L2">
              <text:list-item>
                <text:p text:style-name="P31">Sold, packaged, and shipped clothing, cosmetics, books, and other items through an online webpage, with over 85 transactions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3">OTHER</text:p>
          </table:table-cell>
          <table:table-cell table:style-name="Table1.A1" office:value-type="string">
            <text:p text:style-name="P11">Awards</text:p>
            <text:list xml:id="list3496058807" text:style-name="WWNum5">
              <text:list-item>
                <text:p text:style-name="P32">CalHacks 2019 BlackRock API Prize Winner</text:p>
              </text:list-item>
              <text:list-item>
                <text:p text:style-name="P33">Intuit Scholarship Program + George A. Hansen Computer Science Scholar</text:p>
              </text:list-item>
              <text:list-item>
                <text:p text:style-name="P34">Southern California Developmental Soccer League Div. 1 Champio<text:span text:style-name="T61">n</text:span>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7T21:22:30.328340620</dc:date>
    <meta:editing-duration>PT8H50M</meta:editing-duration>
    <meta:editing-cycles>106</meta:editing-cycles>
    <meta:document-statistic meta:table-count="1" meta:image-count="0" meta:object-count="0" meta:page-count="2" meta:paragraph-count="50" meta:word-count="482" meta:character-count="4721" meta:non-whitespace-character-count="2857"/>
  </office:meta>
</office:document-meta>
</file>